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OpenSymbol" svg:font-family="OpenSymbol"/>
    <style:font-face style:name="Roboto" svg:font-family="Roboto, apple-system, BlinkMacSystemFont, 'Segoe UI', 'Helvetica Neue', Arial, sans-serif, 'Apple Color Emoji', 'Segoe UI Emoji', 'Segoe UI Symbol'"/>
    <style:font-face style:name="DejaVu Sans1" svg:font-family="'DejaVu Sans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fo:padding="0in" fo:border-left="none" fo:border-right="none" fo:border-top="0.0071in solid #000000" fo:border-bottom="none" style:shadow="none"/>
    </style:style>
    <style:style style:name="P2" style:family="paragraph" style:parent-style-name="Preformatted_20_Text">
      <style:paragraph-properties fo:text-align="justify" style:justify-single-word="false"/>
      <style:text-properties style:font-name="Tahoma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/>
    </style:style>
    <style:style style:name="P4" style:family="paragraph" style:parent-style-name="Standard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ahom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111111" style:font-name="Tahoma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333333" style:font-name="Tahoma" fo:font-size="12pt" fo:letter-spacing="normal" fo:font-style="normal" fo:font-weight="bold" fo:background-color="#eeeeee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s of a program</text:p>
      <text:p text:style-name="P3"/>
      <text:p text:style-name="P3">File name</text:p>
      <text:p text:style-name="P3">Code</text:p>
      <text:p text:style-name="P3"/>
      <text:p text:style-name="P3"><text:span text:style-name="T1">python3</text:span> command in the terminal will open the python script editor</text:p>
      <text:p text:style-name="P3">To exit type <text:span text:style-name="T1">exit()</text:span></text:p>
      <text:p text:style-name="P5"/>
      <text:p text:style-name="P5">To find the path type which python3 and you will get something like</text:p>
      <text:p text:style-name="P5">/usr/bin/python3</text:p>
      <text:p text:style-name="P5"/>
      <text:p text:style-name="P5">Another way to find the version is type</text:p>
      <text:p text:style-name="P4">python3 –-version</text:p>
      <text:p text:style-name="P4"/>
      <text:p text:style-name="P5">To install python3 on linux</text:p>
      <text:p text:style-name="P5"><text:a xlink:type="simple" xlink:href="https://docs.python-guide.org/starting/install3/linux/" text:style-name="Internet_20_link" text:visited-style-name="Visited_20_Internet_20_Link">https://docs.python-guide.org/starting/install3/linux/</text:a></text:p>
      <text:p text:style-name="P5"/>
      <text:p text:style-name="P5">Type <text:span text:style-name="T1">python3</text:span></text:p>
      <text:p text:style-name="P5">Then</text:p>
      <text:p text:style-name="P4">import this </text:p>
      <text:p text:style-name="P5">The Zen of Python, by Tim Peters </text:p>
      <text:p text:style-name="P5"/>
      <text:p text:style-name="P5">Beautiful is better than ugly. </text:p>
      <text:p text:style-name="P5">Explicit is better than implicit. </text:p>
      <text:p text:style-name="P5">Simple is better than complex. </text:p>
      <text:p text:style-name="P5">Complex is better than complicated. </text:p>
      <text:p text:style-name="P5">Flat is better than nested. </text:p>
      <text:p text:style-name="P5">Sparse is better than dense. </text:p>
      <text:p text:style-name="P5">Readability counts. </text:p>
      <text:p text:style-name="P5">Special cases aren't special enough to break the rules. </text:p>
      <text:p text:style-name="P5">Although practicality beats purity. </text:p>
      <text:p text:style-name="P5">Errors should never pass silently. </text:p>
      <text:p text:style-name="P5">Unless explicitly silenced. </text:p>
      <text:p text:style-name="P5">In the face of ambiguity, refuse the temptation to guess. </text:p>
      <text:p text:style-name="P5">There should be one-- and preferably only one --obvious way to do it. </text:p>
      <text:p text:style-name="P5">Although that way may not be obvious at first unless you're Dutch. </text:p>
      <text:p text:style-name="P5">Now is better than never. </text:p>
      <text:p text:style-name="P5">Although never is often better than *right* now. </text:p>
      <text:p text:style-name="P5">If the implementation is hard to explain, it's a bad idea. </text:p>
      <text:p text:style-name="P5">If the implementation is easy to explain, it may be a good idea. </text:p>
      <text:p text:style-name="P5">Namespaces are one honking great idea -- let's do more of those!</text:p>
      <text:p text:style-name="P5"/>
      <text:p text:style-name="P5"/>
      <text:p text:style-name="P5">Install git</text:p>
      <text:p text:style-name="P2"><text:span text:style-name="Source_20_Text"><text:span text:style-name="T3">sudo apt install git-all</text:span></text:span></text:p>
      <text:p text:style-name="P2"><text:span text:style-name="Source_20_Text"><text:span text:style-name="T2"/></text:span></text:p>
      <text:p text:style-name="P5">Install <text:span text:style-name="T1">oh my zsh</text:span></text:p>
      <text:p text:style-name="P5"/>
      <text:p text:style-name="P5"/>
      <text:p text:style-name="P5"/>
      <text:p text:style-name="P5"><text:soft-page-break/></text:p>
      <text:p text:style-name="P5">To start the interpreter type</text:p>
      <text:p text:style-name="P4">python3</text:p>
      <text:p text:style-name="P5"/>
      <text:p text:style-name="P5"/>
      <text:p text:style-name="P5">Then quit() or exit()</text:p>
      <text:p text:style-name="P5"/>
      <text:p text:style-name="P5">CLI commands</text:p>
      <text:p text:style-name="P5"/>
      <text:p text:style-name="P5">pwd - print working directory</text:p>
      <text:p text:style-name="P5">ls - list content of the current directory</text:p>
      <text:p text:style-name="P5">ls -all</text:p>
      <text:p text:style-name="P5">cd - change directory</text:p>
      <text:p text:style-name="P5">cd~ - move to your home directory</text:p>
      <text:p text:style-name="P5">cd ../ - move one directory up</text:p>
      <text:p text:style-name="P5">cd / - move to the root directory of your machine</text:p>
      <text:p text:style-name="P5">cd - - move to the last directory you were in</text:p>
      <text:p text:style-name="P5">copy directory</text:p>
      <text:p text:style-name="P5">move directory</text:p>
      <text:p text:style-name="P5">mkdir - create a new directory</text:p>
      <text:p text:style-name="P5">rm - delete a file</text:p>
      <text:p text:style-name="P5">rm -r <text:s/>- delete a directory and all it's content recursively</text:p>
      <text:p text:style-name="P5">echo "Test" - to print in the console</text:p>
      <text:p text:style-name="P5"/>
      <text:p text:style-name="P5"/>
      <text:p text:style-name="P5">Vim editor</text:p>
      <text:p text:style-name="P5">i - insert</text:p>
      <text:p text:style-name="P5">escape - you cannot insert</text:p>
      <text:p text:style-name="P5">:wq - out with saving</text:p>
      <text:p text:style-name="P5">cat text.file - to see the content of the file</text:p>
      <text:p text:style-name="P5"/>
      <text:p text:style-name="P4"/>
      <text:p text:style-name="P4">GIT &amp; GITHUB</text:p>
      <text:p text:style-name="P5"/>
      <text:p text:style-name="P5">- Check the status</text:p>
      <text:p text:style-name="P5">- Commit with a meaningful commit message</text:p>
      <text:p text:style-name="P5">- Check the status agai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, 'Droid Sans Fallback'"/>
    <style:font-face style:name="OpenSymbol" svg:font-family="OpenSymbol"/>
    <style:font-face style:name="Roboto" svg:font-family="Roboto, apple-system, BlinkMacSystemFont, 'Segoe UI', 'Helvetica Neue', Arial, sans-serif, 'Apple Color Emoji', 'Segoe UI Emoji', 'Segoe UI Symbol'"/>
    <style:font-face style:name="DejaVu Sans1" svg:font-family="'DejaVu Sans'" style:font-family-generic="swiss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Noto Sans Mono CJK SC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Noto Sans Mono CJK SC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fo:padding="0in" fo:border-left="none" fo:border-right="none" fo:border-top="0.0071in solid #000000" fo:border-bottom="none" style:shadow="non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8-26T14:52:15</meta:creation-date>
    <meta:generator>OpenOffice/4.1.7$Unix OpenOffice.org_project/417m1$Build-9800</meta:generator>
    <dc:date>2020-08-27T16:35:16</dc:date>
    <meta:editing-duration>P1DT42M8S</meta:editing-duration>
    <meta:editing-cycles>7</meta:editing-cycles>
    <meta:document-statistic meta:table-count="0" meta:image-count="0" meta:object-count="0" meta:page-count="2" meta:paragraph-count="65" meta:word-count="358" meta:character-count="1978"/>
  </office:meta>
</office:document-meta>
</file>